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255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5" table:default-cell-style-name="Default"/>
        <table:table-column table:style-name="co2" table:default-cell-style-name="ce2"/>
        <table:table-column table:style-name="co1" table:number-columns-repeated="2"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2" office:value-type="float" office:value="1" calcext:value-type="float">
            <text:p>1</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0:24:58.096470449</dc:date>
    <meta:editing-duration>PT15M50S</meta:editing-duration>
    <meta:editing-cycles>3</meta:editing-cycles>
    <meta:generator>LibreOffice/4.3.3.2$Linux_X86_64 LibreOffice_project/430m0$Build-2</meta:generator>
    <meta:document-statistic meta:table-count="1" meta:cell-count="220" meta:object-count="0"/>
  </office:meta>
</office:document-meta>
</file>